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</text:span><text:span text:style-name="T19">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</text:span><text:span text:style-name="T19">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a(r) = α · r r durch die Oberfläche einer Kugel mit dem Radius R und dem Mittelpunkt bei r = 0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E im Volumen 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E-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a(r) längs desWeges C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E eines Vektorfeldes E(r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E eines Vektorfeldes E(r) durch eine geschlossene Fläche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erste und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5-21T14:12:47.056000000</dc:date>
    <meta:document-statistic meta:object-count="312"/>
  </office:meta>
</office:document-meta>
</file>